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線の終点_20_6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end="線の終点_20_4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0.458cm" fo:min-width="0.208cm"/>
    </style:style>
    <style:style style:name="gr4" style:family="graphic" style:parent-style-name="objectwithoutfill">
      <style:graphic-properties svg:stroke-color="#ff0000" draw:marker-end="線の終点_20_2" draw:marker-end-width="0.3cm" draw:fill="none" draw:textarea-vertical-align="middle"/>
    </style:style>
    <style:style style:name="gr5" style:family="graphic" style:parent-style-name="objectwithoutfill">
      <style:graphic-properties svg:stroke-color="#2a6099" draw:marker-end="線の終点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withoutfill">
      <style:graphic-properties svg:stroke-color="#158466" draw:fill="none" draw:textarea-vertical-align="middle"/>
    </style:style>
    <style:style style:name="gr10" style:family="graphic" style:parent-style-name="objectwithoutfill">
      <style:graphic-properties svg:stroke-color="#00a933" draw:fill="none" draw:textarea-vertical-align="middle"/>
    </style:style>
    <style:style style:name="gr11" style:family="graphic" style:parent-style-name="objectwithoutfill">
      <style:graphic-properties draw:marker-end="線の終点_20_5" draw:marker-end-width="0.3cm" draw:fill="none" draw:textarea-vertical-align="middle"/>
    </style:style>
    <style:style style:name="gr12" style:family="graphic" style:parent-style-name="standard">
      <style:graphic-properties draw:fill-color="#2a6099" draw:textarea-horizontal-align="justify" draw:textarea-vertical-align="middle" draw:auto-grow-height="false" fo:min-height="0.634cm" fo:min-width="0.384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0.634cm" fo:min-width="0.38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3.44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3.4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3.6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2a6099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style:text-properties fo:color="#ff0000" loext:opacity="100%"/>
    </style:style>
    <style:style style:name="P7" style:family="paragraph">
      <loext:graphic-properties draw:fill="none" draw:fill-color="#ffffff"/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3.556cm" svg:y1="5cm" svg:x2="3.556cm" svg:y2="2.25cm">
            <text:p/>
          </draw:line>
          <draw:g>
            <draw:line draw:style-name="gr2" draw:text-style-name="P1" draw:layer="layout" svg:x1="6.556cm" svg:y1="2.75cm" svg:x2="5.556cm" svg:y2="3cm">
              <text:p/>
            </draw:line>
            <draw:g>
              <draw:custom-shape draw:style-name="gr3" draw:text-style-name="P2" draw:layer="layout" svg:width="1cm" svg:height="1cm" svg:x="4.056cm" svg:y="4.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1" draw:layer="layout" svg:x1="4.556cm" svg:y1="6.25cm" svg:x2="4.556cm" svg:y2="1.5cm">
                <text:p/>
              </draw:line>
              <draw:line draw:style-name="gr5" draw:text-style-name="P1" draw:layer="layout" svg:x1="3.056cm" svg:y1="5cm" svg:x2="8.306cm" svg:y2="5cm">
                <text:p/>
              </draw:line>
              <draw:frame draw:style-name="gr6" draw:text-style-name="P3" draw:layer="layout" svg:width="2.25cm" svg:height="1cm" svg:x="2.056cm" svg:y="5.25cm">
                <draw:text-box>
                  <text:p>object</text:p>
                </draw:text-box>
              </draw:frame>
              <draw:line draw:style-name="gr7" draw:text-style-name="P1" draw:layer="layout" svg:x1="4.556cm" svg:y1="5cm" svg:x2="5.806cm" svg:y2="2.25cm">
                <text:p/>
              </draw:line>
              <draw:path draw:style-name="gr7" draw:text-style-name="P1" draw:layer="layout" svg:width="1.172cm" svg:height="0.658cm" draw:transform="rotate (1.89158784331145) translate (5.42594558295413cm 5.19439490545035cm)" svg:viewBox="0 0 1173 659" svg:d="M0 617c474 160 1031-150 1173-617l-243 267">
                <text:p/>
              </draw:path>
              <draw:frame draw:style-name="gr8" draw:text-style-name="P3" draw:layer="layout" svg:width="2.407cm" svg:height="1.17cm" svg:x="5.806cm" svg:y="3.58cm">
                <draw:text-box>
                  <text:p>角度(r)</text:p>
                </draw:text-box>
              </draw:frame>
              <draw:frame draw:style-name="gr8" draw:text-style-name="P3" draw:layer="layout" svg:width="3.817cm" svg:height="1.17cm" svg:x="6.306cm" svg:y="1.83cm">
                <draw:text-box>
                  <text:p>進む距離(d)</text:p>
                </draw:text-box>
              </draw:frame>
              <draw:line draw:style-name="gr9" draw:text-style-name="P1" draw:layer="layout" svg:x1="5.806cm" svg:y1="2.25cm" svg:x2="5.806cm" svg:y2="6.25cm">
                <text:p/>
              </draw:line>
              <draw:line draw:style-name="gr10" draw:text-style-name="P1" draw:layer="layout" svg:x1="5.806cm" svg:y1="2.25cm" svg:x2="2.806cm" svg:y2="2.25cm">
                <text:p/>
              </draw:line>
              <draw:line draw:style-name="gr11" draw:text-style-name="P1" draw:layer="layout" svg:x1="4.556cm" svg:y1="5.75cm" svg:x2="5.806cm" svg:y2="5.75cm">
                <text:p/>
              </draw:line>
              <draw:frame draw:style-name="gr8" draw:text-style-name="P3" draw:layer="layout" svg:width="2.403cm" svg:height="0.962cm" svg:x="1.75cm" svg:y="3.288cm">
                <draw:text-box>
                  <text:p>d*Sin r</text:p>
                </draw:text-box>
              </draw:frame>
              <draw:frame draw:style-name="gr8" draw:text-style-name="P3" draw:layer="layout" svg:width="2.614cm" svg:height="0.962cm" svg:x="4.556cm" svg:y="6.288cm">
                <draw:text-box>
                  <text:p>d*Cos r</text:p>
                </draw:text-box>
              </draw:frame>
            </draw:g>
          </draw:g>
        </draw:g>
        <draw:g>
          <draw:g>
            <draw:line draw:style-name="gr7" draw:text-style-name="P1" draw:layer="layout" svg:x1="3.75cm" svg:y1="13cm" svg:x2="8.75cm" svg:y2="13cm">
              <text:p/>
            </draw:line>
            <draw:g>
              <draw:custom-shape draw:style-name="gr12" draw:text-style-name="P4" draw:layer="layout" svg:width="1.25cm" svg:height="1.25cm" svg:x="8.25cm" svg:y="8.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13" draw:text-style-name="P5" draw:layer="layout" svg:width="1.25cm" svg:height="1.25cm" svg:x="3cm" svg:y="12.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4" draw:text-style-name="P3" draw:layer="layout" svg:width="4.663cm" svg:height="1.17cm" svg:x="0.837cm" svg:y="14cm">
                <draw:text-box>
                  <text:p>オブジェクト1</text:p>
                </draw:text-box>
              </draw:frame>
              <draw:frame draw:style-name="gr14" draw:text-style-name="P3" draw:layer="layout" svg:width="4.663cm" svg:height="1.17cm" svg:x="8cm" svg:y="7.58cm">
                <draw:text-box>
                  <text:p>オブジェクト2</text:p>
                </draw:text-box>
              </draw:frame>
              <draw:line draw:style-name="gr7" draw:text-style-name="P1" draw:layer="layout" svg:x1="8.812cm" svg:y1="9.25cm" svg:x2="8.75cm" svg:y2="13cm">
                <text:p/>
              </draw:line>
              <draw:frame draw:style-name="gr15" draw:text-style-name="P3" draw:layer="layout" svg:width="4.63cm" svg:height="1.17cm" svg:x="5cm" svg:y="13.08cm">
                <draw:text-box>
                  <text:p>x軸方向の距離</text:p>
                </draw:text-box>
              </draw:frame>
              <draw:frame draw:style-name="gr16" draw:text-style-name="P3" draw:layer="layout" svg:width="4.63cm" svg:height="1.17cm" svg:x="9cm" svg:y="10.83cm">
                <draw:text-box>
                  <text:p>y軸方向の距離</text:p>
                </draw:text-box>
              </draw:frame>
              <draw:line draw:style-name="gr9" draw:text-style-name="P1" draw:layer="layout" svg:x1="8.75cm" svg:y1="9.25cm" svg:x2="3.5cm" svg:y2="13cm">
                <text:p/>
              </draw:line>
              <draw:frame draw:style-name="gr17" draw:text-style-name="P7" draw:layer="layout" svg:width="4.947cm" svg:height="1.17cm" svg:x="2.25cm" svg:y="9.5cm">
                <draw:text-box>
                  <text:p text:style-name="P6">斜め方向の距離</text:p>
                </draw:text-box>
              </draw:frame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9T16:31:00.539527471</meta:creation-date>
    <dc:date>2021-08-29T17:41:09.004259968</dc:date>
    <meta:editing-duration>PT39M38S</meta:editing-duration>
    <meta:editing-cycles>1</meta:editing-cycles>
    <meta:document-statistic meta:object-count="31"/>
    <meta:generator>LibreOffice/7.1.5.2$Linux_X86_64 LibreOffice_project/10$Build-2</meta:generator>
  </office:meta>
</office:document-meta>
</file>